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x_opt</text:p>
          </table:table-cell>
          <table:table-cell office:value-type="string" calcext:value-type="string">
            <text:p>f(x) coefficient</text:p>
          </table:table-cell>
          <table:table-cell office:value-type="string" calcext:value-type="string">
            <text:p>X_0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C2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2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5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-value</text:p>
          </table:table-cell>
          <table:table-cell office:value-type="string" calcext:value-type="string">
            <text:p>iteratio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uncCount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firstorderopt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hessia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4:00:17.808593465</meta:creation-date>
    <dc:date>2023-05-01T14:05:08.267898679</dc:date>
    <meta:editing-duration>PT4M51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